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d94" officeooo:paragraph-rsid="000aed94"/>
    </style:style>
    <style:style style:name="P2" style:family="paragraph" style:parent-style-name="Standard">
      <style:text-properties officeooo:rsid="000c2079" officeooo:paragraph-rsid="000c2079"/>
    </style:style>
    <style:style style:name="P3" style:family="paragraph" style:parent-style-name="Standard">
      <style:text-properties officeooo:rsid="000d77ce" officeooo:paragraph-rsid="000d77ce"/>
    </style:style>
    <style:style style:name="P4" style:family="paragraph" style:parent-style-name="Standard">
      <style:text-properties officeooo:rsid="000f5cec" officeooo:paragraph-rsid="000f5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eMachine_1.txt</text:p>
      <text:p text:style-name="P2">stateMachine_1_2.txt</text:p>
      <text:p text:style-name="P2">stateMachine_2_4.txt</text:p>
      <text:p text:style-name="P2">stateMachine_2_6.txt</text:p>
      <text:p text:style-name="P2">stateMachine_3_o.txt</text:p>
      <text:p text:style-name="P2">stateMachine_4_t.txt</text:p>
      <text:p text:style-name="P2">stateMachine_4_t_1.txt</text:p>
      <text:p text:style-name="P2">stateMachine_4_t_2.txt</text:p>
      <text:p text:style-name="P2">stateMachine_4_t_3.txt</text:p>
      <text:p text:style-name="P2">stateMachine_4_t_4.txt</text:p>
      <text:p text:style-name="P2">stateMachine_4_t_5.txt</text:p>
      <text:p text:style-name="P2">stateMachine_4_t_6.txt</text:p>
      <text:p text:style-name="P2">stateMachine_4_t_7.txt</text:p>
      <text:p text:style-name="P2">stateMachine_4_t_8.txt</text:p>
      <text:p text:style-name="P2">stateMachine_5_r_2.txt</text:p>
      <text:p text:style-name="P2">stateMachine_B_4.txt</text:p>
      <text:p text:style-name="P2">goint to perform product</text:p>
      <text:p text:style-name="P2"></text:p>
      <text:p text:style-name="P2">---------------------------------------------------------------</text:p>
      <text:p text:style-name="P2">Number of states in intersection automata 535</text:p>
      <text:p text:style-name="P2">---Time taken for product construction 0.010950326919555664 seconds ---</text:p>
      <text:p text:style-name="P2">number of states in the cycle 193</text:p>
      <text:p text:style-name="P2">Is the language of this NBA empty ?? : NO</text:p>
      <text:p text:style-name="P2">---Time taken for cycle construction 0.04151034355163574 seconds ---</text:p>
      <text:p text:style-name="P2">--- Total Time taken for schedulability analisys 53.353291273117065 seconds ---</text:p>
      <text:p text:style-name="P2">-----------------------------------------------------------------------------------------------------------------</text:p>
      <text:p text:style-name="P2"/>
      <text:p text:style-name="P3">e_12$ python3 start.py </text:p>
      <text:p text:style-name="P3">stateMachine_1_5.txt</text:p>
      <text:p text:style-name="P3">stateMachine_1_6.txt</text:p>
      <text:p text:style-name="P3">stateMachine_2_5.txt</text:p>
      <text:p text:style-name="P3">stateMachine_3_o_3.txt</text:p>
      <text:p text:style-name="P3">stateMachine_4_t.txt</text:p>
      <text:p text:style-name="P3">stateMachine_4_t_3.txt</text:p>
      <text:p text:style-name="P3">stateMachine_4_t_4.txt</text:p>
      <text:p text:style-name="P3">stateMachine_4_t_9.txt</text:p>
      <text:p text:style-name="P3">stateMachine_4_t_10.txt</text:p>
      <text:p text:style-name="P3">stateMachine_4_t_11.txt</text:p>
      <text:p text:style-name="P3">stateMachine_5_r_2.txt</text:p>
      <text:p text:style-name="P3">stateMachine_B_4_1.txt</text:p>
      <text:p text:style-name="P3">goint to perform product</text:p>
      <text:p text:style-name="P3"></text:p>
      <text:p text:style-name="P3">---------------------------------------------------------------</text:p>
      <text:p text:style-name="P3">Number of states in intersection automata 391</text:p>
      <text:p text:style-name="P3">---Time taken for product construction 0.007219076156616211 seconds ---</text:p>
      <text:p text:style-name="P3">number of states in the cycle 137</text:p>
      <text:p text:style-name="P3">Is the language of this NBA empty ?? : NO</text:p>
      <text:p text:style-name="P3">---Time taken for cycle construction 0.011184930801391602 seconds ---</text:p>
      <text:p text:style-name="P3">--- Total Time taken for schedulability analisys 1.957244873046875 seconds ---</text:p>
      <text:p text:style-name="P3"/>
      <text:p text:style-name="P4">e_20$ python3 start.py </text:p>
      <text:p text:style-name="P4">stateMachine_1_5.txt</text:p>
      <text:p text:style-name="P4"><text:soft-page-break/>stateMachine_2_1.txt</text:p>
      <text:p text:style-name="P4">stateMachine_4_t.txt</text:p>
      <text:p text:style-name="P4">stateMachine_4_t_1.txt</text:p>
      <text:p text:style-name="P4">stateMachine_4_t_8.txt</text:p>
      <text:p text:style-name="P4">stateMachine_4_t_12.txt</text:p>
      <text:p text:style-name="P4">stateMachine_4_t_16.txt</text:p>
      <text:p text:style-name="P4">stateMachine_4_t_17.txt</text:p>
      <text:p text:style-name="P4">stateMachine_4_t_18.txt</text:p>
      <text:p text:style-name="P4">stateMachine_4_t_19.txt</text:p>
      <text:p text:style-name="P4">stateMachine_4_t_20.txt</text:p>
      <text:p text:style-name="P4">stateMachine_4_t_21.txt</text:p>
      <text:p text:style-name="P4">stateMachine_4_t_22.txt</text:p>
      <text:p text:style-name="P4">stateMachine_4_t_23.txt</text:p>
      <text:p text:style-name="P4">stateMachine_4_t_24.txt</text:p>
      <text:p text:style-name="P4">stateMachine_4_t_25.txt</text:p>
      <text:p text:style-name="P4">stateMachine_4_t_26.txt</text:p>
      <text:p text:style-name="P4">stateMachine_4_t_27.txt</text:p>
      <text:p text:style-name="P4">stateMachine_4_t_35.txt</text:p>
      <text:p text:style-name="P4">stateMachine_4_t_36.txt</text:p>
      <text:p text:style-name="P4">goint to perform product</text:p>
      <text:p text:style-name="P4"></text:p>
      <text:p text:style-name="P4">---------------------------------------------------------------</text:p>
      <text:p text:style-name="P4">Number of states in intersection automata 290</text:p>
      <text:p text:style-name="P4">---Time taken for product construction 0.003930568695068359 seconds ---</text:p>
      <text:p text:style-name="P4">number of states in the cycle 135</text:p>
      <text:p text:style-name="P4">Is the language of this NBA empty ?? : NO</text:p>
      <text:p text:style-name="P4">---Time taken for cycle construction 0.02585911750793457 seconds ---</text:p>
      <text:p text:style-name="P4">--- Total Time taken for schedulability analisys <text:bookmark-start text:name="__DdeLink__4_1890637150"/>49.89017<text:bookmark-end text:name="__DdeLink__4_1890637150"/>653465271 seconds ---</text:p>
      <text:p text:style-name="P4">deb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6:10:15.641367748</meta:creation-date>
    <dc:date>2017-08-07T19:11:58.422764749</dc:date>
    <meta:editing-duration>P1DT3H1M2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2" meta:paragraph-count="79" meta:word-count="227" meta:character-count="2556" meta:non-whitespace-character-count="2332"/>
  </office:meta>
</office:document-meta>
</file>